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0.94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Extrémités_20_de_20_flèche_20_2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Extrémités_20_de_20_flèche_20_3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.5cm" svg:height="1.5cm" svg:x="4.5cm" svg:y="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cm" svg:y="1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.5cm" svg:y="1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9cm" svg:y="1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0.5cm" svg:y="1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cm" svg:y="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cm" svg:y="1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2.5cm" svg:y="4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4cm" svg:y="4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5.5cm" svg:y="4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cm" svg:y="4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16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1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5cm" svg:y="16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cm" svg:y="16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.5cm" svg:y="7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3cm" svg:y="7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.5cm" svg:y="7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8cm" svg:y="7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16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1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6.5cm" svg:y="7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8cm" svg:y="7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cm" svg:y="10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3.5cm" svg:y="10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5.963cm" svg:y="10.45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8.5cm" svg:y="10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cm" svg:y="10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0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0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6cm" svg:y="10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8.5cm" svg:y="10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.5cm" svg:y="13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3cm" svg:y="13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.5cm" svg:y="13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8cm" svg:y="13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1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1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1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6.5cm" svg:y="13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8cm" svg:y="13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2.5cm" svg:y="16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4cm" svg:y="16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5.5cm" svg:y="16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cm" svg:y="16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16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1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5cm" svg:y="16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cm" svg:y="16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1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16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4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4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5cm" svg:y="4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cm" svg:y="4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4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4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4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4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5cm" svg:y="4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cm" svg:y="4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4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4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4.5cm" svg:y="19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cm" svg:y="19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.5cm" svg:y="19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9cm" svg:y="19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0.5cm" svg:y="19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cm" svg:y="19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9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cm" svg:y="19.5cm">
          <text:p text:style-name="P1">8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cm" svg:y1="3cm" svg:x2="5.5cm" svg:y2="4.5cm">
          <text:p/>
        </draw:line>
        <draw:line draw:style-name="gr3" draw:text-style-name="P3" draw:layer="layout" svg:x1="4cm" svg:y1="6cm" svg:x2="3cm" svg:y2="7.5cm">
          <text:p/>
        </draw:line>
        <draw:line draw:style-name="gr3" draw:text-style-name="P3" draw:layer="layout" svg:x1="8.5cm" svg:y1="9cm" svg:x2="9.5cm" svg:y2="10.5cm">
          <text:p/>
        </draw:line>
        <draw:line draw:style-name="gr3" draw:text-style-name="P3" draw:layer="layout" svg:x1="7cm" svg:y1="6cm" svg:x2="8cm" svg:y2="7.5cm">
          <text:p/>
        </draw:line>
        <draw:line draw:style-name="gr3" draw:text-style-name="P3" draw:layer="layout" svg:x1="3.5cm" svg:y1="9cm" svg:x2="4.5cm" svg:y2="10.5cm">
          <text:p/>
        </draw:line>
        <draw:line draw:style-name="gr3" draw:text-style-name="P3" draw:layer="layout" svg:x1="2.5cm" svg:y1="9cm" svg:x2="1.5cm" svg:y2="10.5cm">
          <text:p/>
        </draw:line>
        <draw:line draw:style-name="gr3" draw:text-style-name="P3" draw:layer="layout" svg:x1="7.5cm" svg:y1="9cm" svg:x2="6.5cm" svg:y2="10.5cm">
          <text:p/>
        </draw:line>
        <draw:line draw:style-name="gr3" draw:text-style-name="P3" draw:layer="layout" svg:x1="14cm" svg:y1="6cm" svg:x2="13cm" svg:y2="7.5cm">
          <text:p/>
        </draw:line>
        <draw:line draw:style-name="gr3" draw:text-style-name="P3" draw:layer="layout" svg:x1="17cm" svg:y1="6cm" svg:x2="18cm" svg:y2="7.5cm">
          <text:p/>
        </draw:line>
        <draw:line draw:style-name="gr3" draw:text-style-name="P3" draw:layer="layout" svg:x1="18.5cm" svg:y1="9cm" svg:x2="19.5cm" svg:y2="10.5cm">
          <text:p/>
        </draw:line>
        <draw:line draw:style-name="gr3" draw:text-style-name="P3" draw:layer="layout" svg:x1="13.5cm" svg:y1="9cm" svg:x2="14.5cm" svg:y2="10.5cm">
          <text:p/>
        </draw:line>
        <draw:line draw:style-name="gr3" draw:text-style-name="P3" draw:layer="layout" svg:x1="12.5cm" svg:y1="9cm" svg:x2="11.5cm" svg:y2="10.5cm">
          <text:p/>
        </draw:line>
        <draw:line draw:style-name="gr3" draw:text-style-name="P3" draw:layer="layout" svg:x1="17.5cm" svg:y1="9cm" svg:x2="16.5cm" svg:y2="10.5cm">
          <text:p/>
        </draw:line>
        <draw:line draw:style-name="gr4" draw:text-style-name="P3" draw:layer="layout" svg:x1="13.5cm" svg:y1="3cm" svg:x2="15.5cm" svg:y2="4.5cm">
          <text:p/>
        </draw:line>
        <draw:line draw:style-name="gr4" draw:text-style-name="P3" draw:layer="layout" svg:x1="17cm" svg:y1="12.013cm" svg:x2="17.5cm" svg:y2="13.513cm">
          <text:p/>
        </draw:line>
        <draw:line draw:style-name="gr4" draw:text-style-name="P3" draw:layer="layout" svg:x1="19cm" svg:y1="12.013cm" svg:x2="18.5cm" svg:y2="13.513cm">
          <text:p/>
        </draw:line>
        <draw:line draw:style-name="gr3" draw:text-style-name="P3" draw:layer="layout" svg:x1="7cm" svg:y1="12cm" svg:x2="7.5cm" svg:y2="13.5cm">
          <text:p/>
        </draw:line>
        <draw:line draw:style-name="gr3" draw:text-style-name="P3" draw:layer="layout" svg:x1="9cm" svg:y1="12cm" svg:x2="8.5cm" svg:y2="13.5cm">
          <text:p/>
        </draw:line>
        <draw:line draw:style-name="gr3" draw:text-style-name="P3" draw:layer="layout" svg:x1="12cm" svg:y1="12cm" svg:x2="12.5cm" svg:y2="13.5cm">
          <text:p/>
        </draw:line>
        <draw:line draw:style-name="gr3" draw:text-style-name="P3" draw:layer="layout" svg:x1="14cm" svg:y1="12cm" svg:x2="13.5cm" svg:y2="13.5cm">
          <text:p/>
        </draw:line>
        <draw:line draw:style-name="gr3" draw:text-style-name="P3" draw:layer="layout" svg:x1="17cm" svg:y1="12cm" svg:x2="17.5cm" svg:y2="13.5cm">
          <text:p/>
        </draw:line>
        <draw:line draw:style-name="gr3" draw:text-style-name="P3" draw:layer="layout" svg:x1="19cm" svg:y1="12cm" svg:x2="18.5cm" svg:y2="13.5cm">
          <text:p/>
        </draw:line>
        <draw:line draw:style-name="gr3" draw:text-style-name="P3" draw:layer="layout" svg:x1="2cm" svg:y1="11.987cm" svg:x2="2.5cm" svg:y2="13.487cm">
          <text:p/>
        </draw:line>
        <draw:line draw:style-name="gr3" draw:text-style-name="P3" draw:layer="layout" svg:x1="4cm" svg:y1="11.987cm" svg:x2="3.5cm" svg:y2="13.487cm">
          <text:p/>
        </draw:line>
        <draw:line draw:style-name="gr3" draw:text-style-name="P3" draw:layer="layout" svg:x1="2.924cm" svg:y1="15.029cm" svg:x2="4cm" svg:y2="16.5cm">
          <text:p/>
        </draw:line>
        <draw:line draw:style-name="gr2" draw:text-style-name="P3" draw:layer="layout" svg:x1="13cm" svg:y1="15.029cm" svg:x2="14.076cm" svg:y2="16.5cm">
          <text:p/>
        </draw:line>
        <draw:line draw:style-name="gr2" draw:text-style-name="P3" draw:layer="layout" svg:x1="8cm" svg:y1="15cm" svg:x2="7cm" svg:y2="16.5cm">
          <text:p/>
        </draw:line>
        <draw:line draw:style-name="gr2" draw:text-style-name="P3" draw:layer="layout" svg:x1="18cm" svg:y1="15cm" svg:x2="17cm" svg:y2="16.5cm">
          <text:p/>
        </draw:line>
        <draw:line draw:style-name="gr3" draw:text-style-name="P3" draw:layer="layout" svg:x1="15.5cm" svg:y1="18cm" svg:x2="12.5cm" svg:y2="19.5cm">
          <text:p/>
        </draw:line>
        <draw:line draw:style-name="gr3" draw:text-style-name="P3" draw:layer="layout" svg:x1="5.5cm" svg:y1="18.029cm" svg:x2="8.5cm" svg:y2="19.5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2" draw:layer="layout" svg:width="1.5cm" svg:height="1.5cm" svg:x="4.5cm" svg:y="1.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cm" svg:y="1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.5cm" svg:y="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9cm" svg:y="1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0.5cm" svg:y="1.5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cm" svg:y="1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cm" svg:y="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2.5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4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5.5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16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1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5cm" svg:y="16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cm" svg:y="16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.5cm" svg:y="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3cm" svg:y="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.5cm" svg:y="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8cm" svg:y="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16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1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6.5cm" svg:y="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8cm" svg:y="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cm" svg:y="1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3.5cm" svg:y="1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5.963cm" svg:y="10.4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8.5cm" svg:y="1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cm" svg:y="1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0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6cm" svg:y="1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8.5cm" svg:y="10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8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1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1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1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8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2.5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4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5.5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16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1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5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1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4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4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5cm" svg:y="4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cm" svg:y="4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4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4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4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4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5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5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4.5cm" svg:y="19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cm" svg:y="19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.5cm" svg:y="19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9cm" svg:y="19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0.5cm" svg:y="19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cm" svg:y="19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9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cm" svg:y="19.5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cm" svg:y1="3cm" svg:x2="5.5cm" svg:y2="4.5cm">
          <text:p/>
        </draw:line>
        <draw:line draw:style-name="gr3" draw:text-style-name="P3" draw:layer="layout" svg:x1="4cm" svg:y1="6cm" svg:x2="3cm" svg:y2="7.5cm">
          <text:p/>
        </draw:line>
        <draw:line draw:style-name="gr3" draw:text-style-name="P3" draw:layer="layout" svg:x1="8.5cm" svg:y1="9cm" svg:x2="9.5cm" svg:y2="10.5cm">
          <text:p/>
        </draw:line>
        <draw:line draw:style-name="gr3" draw:text-style-name="P3" draw:layer="layout" svg:x1="7cm" svg:y1="6cm" svg:x2="8cm" svg:y2="7.5cm">
          <text:p/>
        </draw:line>
        <draw:line draw:style-name="gr3" draw:text-style-name="P3" draw:layer="layout" svg:x1="3.5cm" svg:y1="9cm" svg:x2="4.5cm" svg:y2="10.5cm">
          <text:p/>
        </draw:line>
        <draw:line draw:style-name="gr3" draw:text-style-name="P3" draw:layer="layout" svg:x1="2.5cm" svg:y1="9cm" svg:x2="1.5cm" svg:y2="10.5cm">
          <text:p/>
        </draw:line>
        <draw:line draw:style-name="gr3" draw:text-style-name="P3" draw:layer="layout" svg:x1="7.5cm" svg:y1="9cm" svg:x2="6.5cm" svg:y2="10.5cm">
          <text:p/>
        </draw:line>
        <draw:line draw:style-name="gr3" draw:text-style-name="P3" draw:layer="layout" svg:x1="14cm" svg:y1="6cm" svg:x2="13cm" svg:y2="7.5cm">
          <text:p/>
        </draw:line>
        <draw:line draw:style-name="gr3" draw:text-style-name="P3" draw:layer="layout" svg:x1="17cm" svg:y1="6cm" svg:x2="18cm" svg:y2="7.5cm">
          <text:p/>
        </draw:line>
        <draw:line draw:style-name="gr3" draw:text-style-name="P3" draw:layer="layout" svg:x1="18.5cm" svg:y1="9cm" svg:x2="19.5cm" svg:y2="10.5cm">
          <text:p/>
        </draw:line>
        <draw:line draw:style-name="gr3" draw:text-style-name="P3" draw:layer="layout" svg:x1="13.5cm" svg:y1="9cm" svg:x2="14.5cm" svg:y2="10.5cm">
          <text:p/>
        </draw:line>
        <draw:line draw:style-name="gr3" draw:text-style-name="P3" draw:layer="layout" svg:x1="12.5cm" svg:y1="9cm" svg:x2="11.5cm" svg:y2="10.5cm">
          <text:p/>
        </draw:line>
        <draw:line draw:style-name="gr3" draw:text-style-name="P3" draw:layer="layout" svg:x1="17.5cm" svg:y1="9cm" svg:x2="16.5cm" svg:y2="10.5cm">
          <text:p/>
        </draw:line>
        <draw:line draw:style-name="gr4" draw:text-style-name="P3" draw:layer="layout" svg:x1="13.5cm" svg:y1="3cm" svg:x2="15.5cm" svg:y2="4.5cm">
          <text:p/>
        </draw:line>
        <draw:line draw:style-name="gr4" draw:text-style-name="P3" draw:layer="layout" svg:x1="17cm" svg:y1="12.013cm" svg:x2="17.5cm" svg:y2="13.513cm">
          <text:p/>
        </draw:line>
        <draw:line draw:style-name="gr4" draw:text-style-name="P3" draw:layer="layout" svg:x1="19cm" svg:y1="12.013cm" svg:x2="18.5cm" svg:y2="13.513cm">
          <text:p/>
        </draw:line>
        <draw:line draw:style-name="gr3" draw:text-style-name="P3" draw:layer="layout" svg:x1="7cm" svg:y1="12cm" svg:x2="7.5cm" svg:y2="13.5cm">
          <text:p/>
        </draw:line>
        <draw:line draw:style-name="gr3" draw:text-style-name="P3" draw:layer="layout" svg:x1="9cm" svg:y1="12cm" svg:x2="8.5cm" svg:y2="13.5cm">
          <text:p/>
        </draw:line>
        <draw:line draw:style-name="gr3" draw:text-style-name="P3" draw:layer="layout" svg:x1="12cm" svg:y1="12cm" svg:x2="12.5cm" svg:y2="13.5cm">
          <text:p/>
        </draw:line>
        <draw:line draw:style-name="gr3" draw:text-style-name="P3" draw:layer="layout" svg:x1="14cm" svg:y1="12cm" svg:x2="13.5cm" svg:y2="13.5cm">
          <text:p/>
        </draw:line>
        <draw:line draw:style-name="gr3" draw:text-style-name="P3" draw:layer="layout" svg:x1="17cm" svg:y1="12cm" svg:x2="17.5cm" svg:y2="13.5cm">
          <text:p/>
        </draw:line>
        <draw:line draw:style-name="gr3" draw:text-style-name="P3" draw:layer="layout" svg:x1="19cm" svg:y1="12cm" svg:x2="18.5cm" svg:y2="13.5cm">
          <text:p/>
        </draw:line>
        <draw:line draw:style-name="gr3" draw:text-style-name="P3" draw:layer="layout" svg:x1="2cm" svg:y1="11.987cm" svg:x2="2.5cm" svg:y2="13.487cm">
          <text:p/>
        </draw:line>
        <draw:line draw:style-name="gr3" draw:text-style-name="P3" draw:layer="layout" svg:x1="4cm" svg:y1="11.987cm" svg:x2="3.5cm" svg:y2="13.487cm">
          <text:p/>
        </draw:line>
        <draw:line draw:style-name="gr3" draw:text-style-name="P3" draw:layer="layout" svg:x1="2.924cm" svg:y1="15.029cm" svg:x2="4cm" svg:y2="16.5cm">
          <text:p/>
        </draw:line>
        <draw:line draw:style-name="gr2" draw:text-style-name="P3" draw:layer="layout" svg:x1="13cm" svg:y1="15.029cm" svg:x2="14.076cm" svg:y2="16.5cm">
          <text:p/>
        </draw:line>
        <draw:line draw:style-name="gr2" draw:text-style-name="P3" draw:layer="layout" svg:x1="8cm" svg:y1="15cm" svg:x2="7cm" svg:y2="16.5cm">
          <text:p/>
        </draw:line>
        <draw:line draw:style-name="gr2" draw:text-style-name="P3" draw:layer="layout" svg:x1="18cm" svg:y1="15cm" svg:x2="17cm" svg:y2="16.5cm">
          <text:p/>
        </draw:line>
        <draw:line draw:style-name="gr3" draw:text-style-name="P3" draw:layer="layout" svg:x1="15.5cm" svg:y1="18cm" svg:x2="12.5cm" svg:y2="19.5cm">
          <text:p/>
        </draw:line>
        <draw:line draw:style-name="gr3" draw:text-style-name="P3" draw:layer="layout" svg:x1="5.5cm" svg:y1="18.029cm" svg:x2="8.5cm" svg:y2="19.5cm">
          <text:p/>
        </draw:lin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2" draw:layer="layout" svg:width="1.5cm" svg:height="1.5cm" svg:x="4.5cm" svg:y="1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6cm" svg:y="1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7.5cm" svg:y="1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9cm" svg:y="1.5cm">
          <text:p text:style-name="P1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0.5cm" svg:y="1.5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cm" svg:y="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5cm" svg:y="1.5cm">
          <text:p text:style-name="P1">9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cm" svg:y1="3cm" svg:x2="5.5cm" svg:y2="4.5cm">
          <text:p/>
        </draw:line>
        <draw:line draw:style-name="gr4" draw:text-style-name="P3" draw:layer="layout" svg:x1="12.5cm" svg:y1="3cm" svg:x2="14.5cm" svg:y2="4.5cm">
          <text:p/>
        </draw:lin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4cm" svg:x="1.049cm" svg:y="1.116cm" presentation:class="title" presentation:placeholder="true">
        <draw:text-box/>
      </draw:frame>
      <draw:frame presentation:style-name="Standard-outline1" draw:layer="backgroundobjects" svg:width="18.899cm" svg:height="16.238cm" svg:x="1.049cm" svg:y="6.551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29cm" svg:x="7.181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29cm" svg:x="15.056cm" svg:y="25.50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1T16:45:51.309000000</meta:creation-date>
    <dc:date>2022-10-01T17:30:10.342000000</dc:date>
    <meta:editing-duration>PT23M25S</meta:editing-duration>
    <meta:editing-cycles>8</meta:editing-cycles>
    <meta:generator>LibreOffice/7.1.2.2$Windows_X86_64 LibreOffice_project/8a45595d069ef5570103caea1b71cc9d82b2aae4</meta:generator>
    <meta:document-statistic meta:object-count="274"/>
  </office:meta>
</office:document-meta>
</file>